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3" style:family="paragraph" style:parent-style-name="Heading_20_4">
      <style:text-properties fo:language="ru" fo:country="RU"/>
    </style:style>
    <style:style style:name="P4" style:family="paragraph" style:parent-style-name="Heading_20_5">
      <style:text-properties fo:language="ru" fo:country="RU"/>
    </style:style>
    <style:style style:name="P5" style:family="paragraph" style:parent-style-name="Preformatted_20_Text">
      <style:paragraph-properties fo:margin-top="0cm" fo:margin-bottom="0.499cm" loext:contextual-spacing="false"/>
      <style:text-properties fo:language="ru" fo:country="RU"/>
    </style:style>
    <style:style style:name="P6" style:family="paragraph" style:parent-style-name="Heading_20_2">
      <style:text-properties fo:language="ru" fo:country="RU"/>
    </style:style>
    <style:style style:name="P7" style:family="paragraph" style:parent-style-name="Heading_20_3">
      <style:text-properties fo:language="ru" fo:country="RU"/>
    </style:style>
    <style:style style:name="P8" style:family="paragraph" style:parent-style-name="List_20_Contents">
      <style:text-properties fo:language="ru" fo:country="RU"/>
    </style:style>
    <style:style style:name="P9" style:family="paragraph" style:parent-style-name="List_20_Contents">
      <style:paragraph-properties fo:margin-top="0cm" fo:margin-bottom="0.499cm" loext:contextual-spacing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Конвертация проекта из файлового представления <text:span text:style-name="T3">EDT</text:span> в xml-выгрузку конфигурации</text:h>
      <text:section text:style-name="Sect1" text:name="t000007">
        <text:h text:style-name="P4" text:outline-level="5">Примечание</text:h>
        <text:p text:style-name="P2">Интерфейс командной строки реализован в статусе бета-версии.</text:p>
        <text:p text:style-name="Text_20_body"><text:span text:style-name="T1">Для конвертации проекта из файлового представления </text:span><text:span text:style-name="T2">EDT</text:span><text:span text:style-name="T1"> в xml-выгрузку конфигурации используйте команду </text:span><text:span text:style-name="Source_20_Text"><text:span text:style-name="T1">export</text:span></text:span><text:span text:style-name="T1">. Она находится в подсистеме команд </text:span><text:span text:style-name="Source_20_Text"><text:span text:style-name="T1">workspace</text:span></text:span><text:span text:style-name="T1">, и имеет следующие аргументы:</text:span></text:p>
        <text:p text:style-name="List_20_Heading"><text:span text:style-name="Source_20_Text"><text:span text:style-name="T1">--wokrpsace-location</text:span></text:span></text:p>
        <text:p text:style-name="P8">Расположение рабочей области.</text:p>
        <text:p text:style-name="List_20_Heading"><text:span text:style-name="Source_20_Text"><text:span text:style-name="T1">--configuration-files</text:span></text:span></text:p>
        <text:p text:style-name="P8">Папка, в которую следует поместить xml-выгрузку конфигурации.</text:p>
        <text:p text:style-name="List_20_Heading"><text:span text:style-name="Source_20_Text"><text:span text:style-name="T1">--project</text:span></text:span></text:p>
        <text:p text:style-name="List_20_Contents"><text:span text:style-name="T1">Необязательный аргумент. Папка, в которой находятся файлы проекта. Одновременно можно использовать только один агрумент: </text:span><text:span text:style-name="Source_20_Text"><text:span text:style-name="T1">project</text:span></text:span><text:span text:style-name="T1"> или </text:span><text:span text:style-name="Source_20_Text"><text:span text:style-name="T1">project-name</text:span></text:span><text:span text:style-name="T1">.</text:span></text:p>
        <text:p text:style-name="List_20_Heading"><text:span text:style-name="Source_20_Text"><text:span text:style-name="T1">--project-name</text:span></text:span></text:p>
        <text:p text:style-name="P9"><text:span text:style-name="T1">Необязательный аргумент. Имя проекта в текущей рабочей области, который следует конвертировать. Одновременно можно использовать только один агрумент: </text:span><text:span text:style-name="Source_20_Text"><text:span text:style-name="T1">project</text:span></text:span><text:span text:style-name="T1"> или </text:span><text:span text:style-name="Source_20_Text"><text:span text:style-name="T1">project-name</text:span></text:span><text:span text:style-name="T1">.</text:span></text:p>
        <text:p text:style-name="P1">Пример выполнения:</text:p>
        <text:p text:style-name="P5">ring edt workspace export --project D:/project-1 --configuration-files d:/XML-1/ --workspace-location D:/workspace</text:p>
        <text:h text:style-name="P4" text:outline-level="5">Примечание</text:h>
        <text:p text:style-name="Text_20_body"><text:span text:style-name="T1">Чтобы получить справку по всем командам интерфейса командной строки, выполните </text:span><text:span text:style-name="Source_20_Text"><text:span text:style-name="T1">ring edt help</text:span></text:span><text:span text:style-name="T1">.</text:span></text:p>
        <text:h text:style-name="P7" text:outline-level="3">Сопутствующая информация</text:h>
        <text:h text:style-name="P3" text:outline-level="4">Концепции</text:h>
        <text:p text:style-name="Text_20_body">‣ <text:a xlink:type="simple" xlink:href="https://its.1c.ru/db/content/edtdoc/src/t000002.html?_=1542292896#t000002" text:style-name="Internet_20_link" text:visited-style-name="Visited_20_Internet_20_Link"><text:span text:style-name="T1">Интерфейс командной строки</text:span></text:a></text:p>
        <text:h text:style-name="P3" text:outline-level="4">Сценарии работы</text:h>
        <text:p text:style-name="Text_20_body">‣ <text:a xlink:type="simple" xlink:href="https://its.1c.ru/db/content/edtdoc/src/t000003.html?_=1542292896#t000003" text:style-name="Internet_20_link" text:visited-style-name="Visited_20_Internet_20_Link"><text:span text:style-name="T1">Запуск из командной строки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34:06.522272922</dc:date>
    <meta:editing-duration>PT7H15M25S</meta:editing-duration>
    <meta:editing-cycles>130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138" meta:character-count="1146" meta:non-whitespace-character-count="1036"/>
  </office:meta>
</office:document-meta>
</file>